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129ee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2" style:family="text">
      <style:text-properties officeooo:rsid="0119bd75"/>
    </style:style>
    <style:style style:name="T143" style:family="text">
      <style:text-properties style:font-name="Liberation Sans" fo:font-size="12pt" fo:language="en" fo:country="GB" style:font-size-asian="12pt" style:font-size-complex="12pt"/>
    </style:style>
    <style:style style:name="T144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5" style:family="text">
      <style:text-properties style:font-name="Liberation Sans" fo:language="en" fo:country="GB"/>
    </style:style>
    <style:style style:name="T146" style:family="text">
      <style:text-properties style:font-name="Liberation Sans" fo:language="en" fo:country="GB" officeooo:rsid="01f61662"/>
    </style:style>
    <style:style style:name="T147" style:family="text">
      <style:text-properties officeooo:rsid="01e96954"/>
    </style:style>
    <style:style style:name="T148" style:family="text">
      <style:text-properties officeooo:rsid="020686f0"/>
    </style:style>
    <style:style style:name="T149" style:family="text">
      <style:text-properties officeooo:rsid="02143b9a"/>
    </style:style>
    <style:style style:name="T150" style:family="text">
      <style:text-properties officeooo:rsid="0faa7573"/>
    </style:style>
    <style:style style:name="T151" style:family="text">
      <style:text-properties fo:font-size="10pt" style:font-size-asian="10pt" style:font-size-complex="10pt"/>
    </style:style>
    <style:style style:name="T152" style:family="text">
      <style:text-properties fo:font-size="10pt" officeooo:rsid="02182436" style:font-size-asian="10pt" style:font-size-complex="10pt"/>
    </style:style>
    <style:style style:name="T1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49">Linux (</text:span>Ubuntu or Debian<text:span text:style-name="T149">)</text:span>.</text:p>
      <text:p text:style-name="P19"><text:span text:style-name="Strong_20_Emphasis"><text:span text:style-name="T71"/></text:span></text:p>
      <text:list xml:id="list2584589632" text:style-name="L1">
        <text:list-item>
          <text:p text:style-name="P72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3">Collect E-mail addresses and mail server addresses </text:span><text:span text:style-name="T144">per user</text:span><text:span text:style-name="T143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7"><text:tab/>Email folders</text:span></text:span><text:span text:style-name="T145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7"><text:tab/></text:span></text:span><text:span text:style-name="T145">ad</text:span><text:span text:style-name="T146">d</text:span><text:span text:style-name="T145">res</text:span><text:span text:style-name="T146">s book</text:span><text:span text:style-name="T145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180238537973503" text:continue-list="list2584589632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0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1">From a Live USB stick you can boot and work with </text:span><text:span text:style-name="T152">Linux</text:span><text:span text:style-name="Strong_20_Emphasis"><text:span text:style-name="T114"> </text:span></text:span><text:span text:style-name="T151">without modifying any files on the hard drive and also allows installation of </text:span><text:span text:style-name="T152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4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53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55">karelzimmer.nl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80238617880306" text:continue-numbering="true" text:style-name="L1">
        <text:list-item>
          <text:p text:style-name="P71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56">karelzimmer.nl/en</text:span></text:span></text:a><text:span text:style-name="Strong_20_Emphasis"><text:span text:style-name="T88">, under</text:span></text:span> <text:span text:style-name="T157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180238439802363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80238232010212" text:continue-numbering="true" text:style-name="L1">
        <text:list-header>
          <text:p text:style-name="P74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2983419514" text:style-name="L2">
        <text:list-header>
          <text:p text:style-name="P75"><text:span text:style-name="Strong_20_Emphasis"><text:span text:style-name="T141"/></text:span></text:p>
          <text:p text:style-name="P76"><text:span text:style-name="Strong_20_Emphasis"><text:span text:style-name="T141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80237721309118" text:continue-numbering="true" text:style-name="L2">
        <text:list-header>
          <text:p text:style-name="P77"><text:span text:style-name="Emphasis"><text:span text:style-name="T159">Written</text:span></text:span><text:span text:style-name="Emphasis"><text:span text:style-name="T160"> </text:span></text:span><text:span text:style-name="Emphasis"><text:span text:style-name="T159">by</text:span></text:span><text:span text:style-name="Emphasis"><text:span text:style-name="T16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3">Karel Zimmer</text:span></text:span></text:a><text:span text:style-name="Emphasis"><text:span text:style-name="T161">, </text:span></text:span><text:a xlink:type="simple" xlink:href="https://creativecommons.org/publicdomain/zero/1.0" text:style-name="Internet_20_link" text:visited-style-name="Visited_20_Internet_20_Link"><text:span text:style-name="Emphasis"><text:span text:style-name="T162">CC0 1.0</text:span></text:span></text:a><text:span text:style-name="Emphasis"><text:span text:style-name="T158"> </text:span></text:span><text:span text:style-name="Emphasis"><text:span text:style-name="T15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158"><text:s/></text:span></text:span><text:span text:style-name="Emphasis"><text:span text:style-name="T15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158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48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48">e.g</text:span>. Jan <text:span text:style-name="T147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48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48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48">F</text:span>i netw<text:span text:style-name="T148">o</text:span>rk na<text:span text:style-name="T148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48">user</text:span>/<text:span text:style-name="T148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48">User</text:span>/<text:span text:style-name="T148">Seq </text:span><text:span text:style-name="T142">#</text:span></text:p>
          </table:table-cell>
          <table:table-cell table:style-name="Tabel2.A1" office:value-type="string">
            <text:p text:style-name="P54">Email nam<text:span text:style-name="T148">e</text:span></text:p>
          </table:table-cell>
          <table:table-cell table:style-name="Tabel2.A1" office:value-type="string">
            <text:p text:style-name="P54">Email ad<text:span text:style-name="T148">d</text:span>res<text:span text:style-name="T148">s</text:span></text:p>
          </table:table-cell>
          <table:table-cell table:style-name="Tabel2.A1" office:value-type="string">
            <text:p text:style-name="P62"><text:span text:style-name="T148">User </text:span>nam<text:span text:style-name="T148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48">example</text:span>.com)</text:p>
          </table:table-cell>
          <table:table-cell table:style-name="Tabel2.G1" office:value-type="string">
            <text:p text:style-name="P56">Outgoing mail server<text:line-break/>(smtp.<text:span text:style-name="T148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04T18:02:37.193342456">04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04T18:02:37.194551336">04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8:02:37.037381489</dc:date>
    <meta:print-date>2014-01-05T10:21:33.960023988</meta:print-date>
    <meta:keyword>Installatie</meta:keyword>
    <meta:keyword>Checklist</meta:keyword>
    <meta:keyword>Linux</meta:keyword>
    <meta:editing-cycles>2453</meta:editing-cycles>
    <meta:editing-duration>P5DT2H50M14S</meta:editing-duration>
    <meta:printed-by>Karel Zimmer</meta:printed-by>
    <dc:creator>Karel Zimmer</dc:creator>
    <meta:document-statistic meta:table-count="5" meta:image-count="2" meta:object-count="0" meta:page-count="4" meta:paragraph-count="155" meta:word-count="583" meta:character-count="4039" meta:non-whitespace-character-count="3321"/>
    <meta:user-defined meta:name="Info 1"/>
    <meta:user-defined meta:name="Info 2"/>
    <meta:user-defined meta:name="Info 3"/>
    <meta:user-defined meta:name="Info 4"/>
  </office:meta>
</office:document-meta>
</file>